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P20"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P21" style:parent-style-name="Standard" style:family="paragraph">
      <style:paragraph-properties fo:text-align="center"/>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static int deltH = 10;//临时修正代码</text:p>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0"><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MVC模式？ M:KWViewModeNormal <text:s/>V:KWCanvas C:KoCanvasControllerWidget</text:p>
      <text:p text:style-name="P17">控件层次关系：【使用setToolTip 测试 可以看出】</text:p>
      <text:p text:style-name="P17"/>
      <text:p text:style-name="P21"><draw:frame draw:style-name="gr3" xml:id="shape-12" draw:id="shape-12" draw:z-index="0" svg:width="357.16597308000pt" svg:height="161.45013303443pt" text:anchor-type="as-char"><draw:image xlink:type="simple" xlink:show="embed" xlink:actuate="onLoad" xlink:href="Pictures/image12.png"/></draw:frame></text:p>
      <text:p text:style-name="P17">KWView/KWGui/KWCanvas KoCanvasControllerWidget KoRuler QDockWidget QToolButton[伸缩按钮]</text:p>
      <text:p text:style-name="P17"/>
      <text:p text:style-name="P17">滚动功能参考 https://blog.csdn.net/hyongilfmmm/article/details/83014405</text:p>
      <text:p text:style-name="P17">文档区域绘制出来？？？</text:p>
      <text:p text:style-name="P17">void KWCanvasBase::paint(QPainter &amp;painter, const QRectF &amp;paintRect)</text:p>
      <text:p text:style-name="P17">绘制了文档整个区域(边框 文档全部)</text:p>
      <text:p text:style-name="P17">m_shapeManager-&gt;paint(painter, *(viewConverter()), false); // Paint all shapes</text:p>
      <text:p text:style-name="P17"/>
      <text:p text:style-name="P17">void TextShape::paintComponent( 包含了绘制文本文档的外围框 painter.drawRect(rect);)</text:p>
      <text:p text:style-name="P17"/>
      <text:p text:style-name="P17">KoTextLayoutArea::paint <text:s text:c="14"/>KoTextLayoutArea_paint.cpp <text:s text:c="8"/>78<text:s/></text:p>
      <text:p text:style-name="P17">TextShape::paintComponent <text:s text:c="12"/>TextShape.cpp <text:s text:c="21"/>207<text:s text:c="82"/></text:p>
      <text:p text:style-name="P17">KoShapeContainer::paint <text:s text:c="14"/>KoShapeContainer.cpp <text:s text:c="14"/>179</text:p>
      <text:p text:style-name="P17">KoShapeManager::paintShape <text:s text:c="11"/>KoShapeManager.cpp <text:s text:c="16"/>349</text:p>
      <text:p text:style-name="P17">KoShapeManagerPaintingStrategy::paint KoShapeManagerPaintingStrategy.cpp 40<text:s/></text:p>
      <text:p text:style-name="P17">KoShapeManager::paint <text:s text:c="16"/>KoShapeManager.cpp <text:s text:c="16"/>309</text:p>
      <text:p text:style-name="P17">KWCanvasBase::paint <text:s text:c="18"/>KWCanvasBase.cpp <text:s text:c="18"/>297</text:p>
      <text:p text:style-name="P17">KWCanvas::paintEvent <text:s text:c="17"/>KWCanvas.cpp <text:s text:c="22"/>222</text:p>
      <text:p text:style-name="P17"/>
      <text:p text:style-name="P17"/>
      <text:p text:style-name="P17">//设置文本区域各个坐标参数(源码： 2页文档间间距 #define GAP 20， 现在修改#define PAGESGAP 10 )</text:p>
      <text:p text:style-name="P17">QVector&lt;KWViewMode::ViewMap&gt; KWViewModeNormal::updatePageCache</text:p>
      <text:p text:style-name="P17"/>
      <text:p text:style-name="P17">页间隔 调整参考绘制"显示文本边框"</text:p>
      <text:p text:style-name="P17">void KWCanvas::mouseMoveEvent(QMouseEvent *e)<text:s/></text:p>
      <text:p text:style-name="P17">void KWCanvas::mouseDoubleClickEvent(QMouseEvent *e)</text:p>
      <text:p text:style-name="P17">上面2处中增加了显示或者隐藏页间的空白区域功能，目前存在鼠标形状可能不改变问题待修正</text:p>
      <text:p text:style-name="P17"/>
      <text:p text:style-name="P17"/>
      <text:p text:style-name="P17">????段落级别 字体大小没有和文字一致调整！！！！</text:p>
      <text:p text:style-name="P17"/>
      <text:p text:style-name="P17"/>
      <text:p text:style-name="P17"/>
      <text:p text:style-name="P17"/>
      <text:p text:style-name="P18"/>
      <text:p text:style-name="P17">TruthSocial</text:p>
      <text:p text:style-name="P17">很多类似github 如：https://codeberg.org/<text:s/></text:p>
      <text:p text:style-name="P17"/>
      <text:p text:style-name="P17">编译器和链接器在创建二进制镜像文件（诸如exe、dll、sys）时，伴生的后缀名为.dbg、.sym或.pdb的包含镜像文件编译、链接过程中生成的符号信息的文件称为符号文件。具体来说，符号信息包括如下内容：</text:p>
      <text:p text:style-name="P17">全局变量；</text:p>
      <text:p text:style-name="P17">局部变量；</text:p>
      <text:p text:style-name="P17">函数；</text:p>
      <text:p text:style-name="P17">变量、结构体类型定义；</text:p>
      <text:p text:style-name="P17">源文件路径以及每个符号对应于源文件中的行号，这是进行源码级别调试的基础。</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A1" style:display-name="A1" style:family="paragraph">
      <style:text-properties fo:color="#000000" fo:font-family="Sans Serif" fo:font-size="12.000000000000000pt"/>
    </style:style>
    <style:style style:name="Enumerated_20List" style:display-name="Enumerated List" style:family="paragraph" style:list-style-name="L4">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Head_201" style:default-outline-level="1" style:display-name="Head 1" style:family="paragraph" style:next-style-name="Standard">
      <style:text-properties fo:font-size="20.000000000000000pt" fo:font-weight="bold"/>
    </style:style>
    <style:style style:name="Standard" style:display-name="Standard" style:family="paragraph">
      <style:text-properties fo:font-size="12.000000000000000pt"/>
    </style:style>
    <style:style style:name="Alphabetical_20List" style:display-name="Alphabetical List" style:family="paragraph" style:list-style-name="L5">
      <style:text-properties fo:font-size="12.000000000000000pt"/>
    </style:style>
    <style:style style:name="Bullet_20List" style:display-name="Bullet List" style:family="paragraph" style:list-style-name="L6">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0000000000003pt" fo:margin-left="56.979999999999997pt" fo:margin-right="56.979999999999997pt" fo:margin-top="20.000000000000000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7</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574</meta:editing-cycles>
    <dc:date>2022-03-30T22:20:01</dc:date>
    <meta:creation-date>2008-08-22T11:41:04</meta:creation-date>
  </office:meta>
</office:document-meta>
</file>